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4])" office:value-type="float" office:value="260">
            <text:p>260</text:p>
          </table:table-cell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table:style-name="Default"/>
          <table:table-cell office:value-type="string">
            <text:p>Frost Hand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>
            <text:p>Arcane Combat</text:p>
          </table:table-cell>
          <table:table-cell table:number-columns-repeated="1022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23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26T23:06:02</dc:date>
    <dc:language>fr-FR</dc:language>
    <meta:editing-cycles>171</meta:editing-cycles>
    <meta:editing-duration>PT94H23M28S</meta:editing-duration>
    <meta:document-statistic meta:table-count="4" meta:cell-count="443" meta:object-count="0"/>
    <meta:user-defined meta:name="Info 1"/>
    <meta:user-defined meta:name="Info 2"/>
    <meta:user-defined meta:name="Info 3"/>
    <meta:user-defined meta:name="Info 4"/>
  </office:meta>
</office:document-meta>
</file>